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355cm" draw:marker-end-width="0.355cm" draw:fill-color="#ffffff" draw:textarea-horizontal-align="justify" draw:textarea-vertical-align="middle" draw:auto-grow-height="false" fo:min-height="1.097cm" fo:min-width="0.847cm" fo:padding-top="0.15cm" fo:padding-bottom="0.15cm" fo:padding-left="0.275cm" fo:padding-right="0.275cm"/>
    </style:style>
    <style:style style:name="gr2" style:family="graphic" style:parent-style-name="standard">
      <style:graphic-properties svg:stroke-color="#333333" draw:fill-color="#6666ff" draw:textarea-horizontal-align="justify" draw:textarea-vertical-align="middle" draw:auto-grow-height="false" fo:min-height="1.097cm" fo:min-width="0.847cm"/>
    </style:style>
    <style:style style:name="gr3" style:family="graphic" style:parent-style-name="standard">
      <style:graphic-properties svg:stroke-color="#333333" draw:fill-color="#ff9900" draw:textarea-horizontal-align="justify" draw:textarea-vertical-align="middle" draw:auto-grow-height="false" fo:min-height="1.097cm" fo:min-width="0.847cm"/>
    </style:style>
    <style:style style:name="gr4" style:family="graphic" style:parent-style-name="standard">
      <style:graphic-properties svg:stroke-color="#333333" draw:fill-color="#999999" draw:textarea-horizontal-align="justify" draw:textarea-vertical-align="middle" draw:auto-grow-height="false" fo:min-height="1.097cm" fo:min-width="0.847cm"/>
    </style:style>
    <style:style style:name="gr5" style:family="graphic" style:parent-style-name="standard">
      <style:graphic-properties svg:stroke-width="0.051cm" svg:stroke-color="#808080" draw:marker-start-width="0.355cm" draw:marker-end-width="0.355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333333" draw:fill-color="#6666ff" draw:textarea-vertical-align="middle" draw:auto-grow-height="false" fo:min-height="1.655cm" fo:min-width="1.405cm"/>
    </style:style>
    <style:style style:name="gr8" style:family="graphic" style:parent-style-name="standard">
      <style:graphic-properties draw:stroke="none" svg:stroke-color="#000000" draw:fill="none" draw:fill-color="#ffffff" fo:min-height="0.92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false" fo:min-height="0.25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66ff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6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P10" style:family="paragraph">
      <style:paragraph-properties fo:text-align="center"/>
      <style:text-properties fo:font-size="15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5pt" style:font-size-asian="18pt" style:font-size-complex="18pt"/>
    </style:style>
    <style:style style:name="P12" style:family="paragraph">
      <style:text-properties fo:font-size="16pt" style:font-size-asian="18pt" style:font-size-complex="18pt"/>
    </style:style>
    <style:style style:name="P13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2.27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5.77cm" svg:y="4.302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905cm" svg:height="1.905cm" svg:x="9.37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905cm" svg:height="1.905cm" svg:x="15.77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" draw:text-style-name="P2" draw:layer="layout" svg:width="1.143cm" svg:height="2.887cm" svg:x="6.178cm" svg:y="5.098cm" draw:kind="arc" draw:start-angle="156.7" draw:end-angle="19.88">
          <text:p/>
        </draw:ellipse>
        <draw:line draw:style-name="gr6" draw:text-style-name="P6" draw:layer="layout" svg:x1="6.259cm" svg:y1="6.091cm" svg:x2="6.302cm" svg:y2="5.972cm">
          <text:p/>
        </draw:line>
        <draw:ellipse draw:style-name="gr5" draw:text-style-name="P2" draw:layer="layout" svg:width="1.143cm" svg:height="2.887cm" svg:x="9.794cm" svg:y="5.098cm" draw:kind="arc" draw:start-angle="156.7" draw:end-angle="19.88">
          <text:p/>
        </draw:ellipse>
        <draw:custom-shape draw:style-name="gr7" draw:text-style-name="P3" draw:layer="layout" svg:width="1.905cm" svg:height="1.905cm" svg:x="9.382cm" svg:y="4.302cm">
          <text:p text:style-name="P2">A <text:s text:c="2"/>B</text:p>
          <draw:enhanced-geometry draw:glue-point-type="segments" draw:type="mso-spt100" draw:modifiers="-90 89.34346900103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5" draw:text-style-name="P2" draw:layer="layout" svg:width="1.582cm" svg:height="0.508cm" svg:x="4.221cm" svg:y="5.069cm" draw:kind="arc" draw:start-angle="5.2" draw:end-angle="178.46">
          <text:p/>
        </draw:ellipse>
        <draw:line draw:style-name="gr6" draw:text-style-name="P6" draw:layer="layout" svg:x1="9.875cm" svg:y1="6.091cm" svg:x2="9.918cm" svg:y2="5.972cm">
          <text:p/>
        </draw:line>
        <draw:line draw:style-name="gr6" draw:text-style-name="P6" draw:layer="layout" svg:x1="5.757cm" svg:y1="5.24cm" svg:x2="5.869cm" svg:y2="5.3cm">
          <text:p/>
        </draw:line>
        <draw:ellipse draw:style-name="gr5" draw:text-style-name="P2" draw:layer="layout" svg:width="1.582cm" svg:height="0.508cm" svg:x="7.722cm" svg:y="5.013cm" draw:kind="arc" draw:start-angle="5.2" draw:end-angle="178.46">
          <text:p/>
        </draw:ellipse>
        <draw:line draw:style-name="gr6" draw:text-style-name="P6" draw:layer="layout" svg:x1="9.258cm" svg:y1="5.184cm" svg:x2="9.37cm" svg:y2="5.244cm">
          <text:p/>
        </draw:line>
        <draw:ellipse draw:style-name="gr5" draw:text-style-name="P2" draw:layer="layout" svg:width="1.582cm" svg:height="0.508cm" svg:x="11.222cm" svg:y="5.013cm" draw:kind="arc" draw:start-angle="5.2" draw:end-angle="178.46">
          <text:p/>
        </draw:ellipse>
        <draw:line draw:style-name="gr6" draw:text-style-name="P6" draw:layer="layout" svg:x1="12.758cm" svg:y1="5.184cm" svg:x2="12.87cm" svg:y2="5.244cm">
          <text:p/>
        </draw:line>
        <draw:ellipse draw:style-name="gr5" draw:text-style-name="P2" draw:layer="layout" svg:width="1.582cm" svg:height="0.508cm" svg:x="14.122cm" svg:y="5.013cm" draw:kind="arc" draw:start-angle="5.2" draw:end-angle="178.46">
          <text:p/>
        </draw:ellipse>
        <draw:line draw:style-name="gr6" draw:text-style-name="P6" draw:layer="layout" svg:x1="15.658cm" svg:y1="5.184cm" svg:x2="15.77cm" svg:y2="5.244cm">
          <text:p/>
        </draw:line>
        <draw:frame draw:style-name="gr8" draw:text-style-name="P7" draw:layer="layout" svg:width="1.624cm" svg:height="1.17cm" svg:x="12.765cm" svg:y="4.756cm">
          <draw:text-box>
            <text:p>. . .</text:p>
          </draw:text-box>
        </draw:frame>
        <draw:frame draw:style-name="gr9" draw:text-style-name="P9" draw:layer="layout" svg:width="4.064cm" svg:height="1.016cm" svg:x="1cm" svg:y="2.359cm">
          <draw:text-box>
            <text:p text:style-name="P8"><text:span text:style-name="T1">Uninitialized</text:span></text:p>
          </draw:text-box>
        </draw:frame>
        <draw:frame draw:style-name="gr9" draw:text-style-name="P11" draw:layer="layout" svg:width="4.064cm" svg:height="1.427cm" svg:x="4.683cm" svg:y="1.951cm">
          <draw:text-box>
            <text:p text:style-name="P10"><text:span text:style-name="T2">Specialized once</text:span></text:p>
          </draw:text-box>
        </draw:frame>
        <draw:frame draw:style-name="gr9" draw:text-style-name="P11" draw:layer="layout" svg:width="4.064cm" svg:height="1.427cm" svg:x="8.239cm" svg:y="2.021cm">
          <draw:text-box>
            <text:p text:style-name="P10"><text:span text:style-name="T2">Multi-specialized</text:span></text:p>
          </draw:text-box>
        </draw:frame>
        <draw:frame draw:style-name="gr9" draw:text-style-name="P9" draw:layer="layout" svg:width="4.064cm" svg:height="1.016cm" svg:x="14.616cm" svg:y="2.559cm">
          <draw:text-box>
            <text:p text:style-name="P8"><text:span text:style-name="T1">Generic</text:span></text:p>
          </draw:text-box>
        </draw:frame>
        <draw:frame draw:style-name="gr10" draw:text-style-name="P13" draw:layer="layout" svg:width="0.853cm" svg:height="0.878cm" svg:x="4.465cm" svg:y="4.102cm">
          <draw:text-box>
            <text:p text:style-name="P12"><text:span text:style-name="T3">a</text:span></text:p>
          </draw:text-box>
        </draw:frame>
        <draw:frame draw:style-name="gr10" draw:text-style-name="P13" draw:layer="layout" svg:width="0.853cm" svg:height="0.878cm" svg:x="7.966cm" svg:y="4.102cm">
          <draw:text-box>
            <text:p text:style-name="P12">b</text:p>
          </draw:text-box>
        </draw:frame>
        <draw:frame draw:style-name="gr11" draw:text-style-name="P13" draw:layer="layout" svg:width="0.853cm" svg:height="0.878cm" svg:x="6.37cm" svg:y="8.012cm">
          <draw:text-box>
            <text:p text:style-name="P12">a</text:p>
          </draw:text-box>
        </draw:frame>
        <draw:frame draw:style-name="gr12" draw:text-style-name="P13" draw:layer="layout" svg:width="1.651cm" svg:height="1.089cm" svg:x="9.736cm" svg:y="8.039cm">
          <draw:text-box>
            <text:p text:style-name="P12">a,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17:57:26.269368195</meta:creation-date>
    <dc:date>2017-08-08T19:04:26.694893170</dc:date>
    <meta:editing-duration>PT46M39S</meta:editing-duration>
    <meta:editing-cycles>3</meta:editing-cycles>
    <meta:generator>LibreOffice/5.1.6.2$Linux_X86_64 LibreOffice_project/10m0$Build-2</meta:generator>
    <meta:document-statistic meta:object-count="26"/>
  </office:meta>
</office:document-meta>
</file>